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" fo:font-size="20pt" fo:font-weight="bold" officeooo:rsid="00091cf5" officeooo:paragraph-rsid="0004afb3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FreeSans" fo:font-size="20pt" style:text-underline-style="none" fo:font-weight="bold" officeooo:rsid="00091cf5" officeooo:paragraph-rsid="0004afb3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FreeSans" fo:font-size="20pt" style:text-underline-style="none" fo:font-weight="bold" officeooo:rsid="00091cf5" officeooo:paragraph-rsid="000bced0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FreeSans" fo:font-size="20pt" style:text-underline-style="none" fo:font-weight="bold" officeooo:rsid="0009998d" officeooo:paragraph-rsid="0004afb3" style:font-size-asian="20pt" style:font-weight-asian="bold" style:font-size-complex="20pt" style:font-weight-complex="bold"/>
    </style:style>
    <style:style style:name="P5" style:family="paragraph" style:parent-style-name="Standard">
      <style:text-properties fo:color="#000000" style:font-name="FreeSans" fo:font-size="20pt" style:text-underline-style="none" fo:font-weight="bold" officeooo:paragraph-rsid="0004afb3" style:font-size-asian="20pt" style:font-weight-asian="bold" style:font-size-complex="20pt" style:font-weight-complex="bold"/>
    </style:style>
    <style:style style:name="P6" style:family="paragraph" style:parent-style-name="Standard">
      <style:text-properties fo:color="#000000" style:font-name="FreeSans" fo:font-size="20pt" style:text-underline-style="none" fo:font-weight="bold" officeooo:rsid="000c8a74" officeooo:paragraph-rsid="0004afb3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FreeSans" fo:font-size="20pt" style:text-underline-style="none" fo:font-weight="bold" officeooo:rsid="000c8a74" officeooo:paragraph-rsid="0004afb3" style:font-size-asian="20pt" style:font-weight-asian="bold" style:font-size-complex="20pt" style:font-weight-complex="bold"/>
    </style:style>
    <style:style style:name="P8" style:family="paragraph" style:parent-style-name="Standard">
      <style:text-properties fo:color="#000000" style:font-name="FreeSans" fo:font-size="20pt" style:text-underline-style="none" fo:font-weight="bold" officeooo:paragraph-rsid="000bced0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style:font-name="FreeSans" fo:font-size="20pt" style:text-underline-style="none" fo:font-weight="bold" officeooo:paragraph-rsid="0004afb3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style:font-name="FreeSans" fo:font-size="20pt" style:text-underline-style="none" fo:font-weight="bold" officeooo:paragraph-rsid="000bced0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style:font-name="FreeSans" fo:font-size="20pt" style:text-underline-style="none" fo:font-weight="bold" officeooo:rsid="000bced0" officeooo:paragraph-rsid="000d258d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 fo:break-before="page"/>
      <style:text-properties fo:color="#000000" style:font-name="FreeSans" fo:font-size="20pt" style:text-underline-style="none" fo:font-weight="bold" officeooo:paragraph-rsid="000d258d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officeooo:paragraph-rsid="000d258d"/>
    </style:style>
    <style:style style:name="P14" style:family="paragraph" style:parent-style-name="Standard">
      <style:paragraph-properties fo:text-align="center" style:justify-single-word="false"/>
      <style:text-properties style:font-name="FreeSans" fo:font-size="20pt" fo:font-weight="bold" officeooo:rsid="00091cf5" officeooo:paragraph-rsid="0004afb3" style:font-size-asian="20pt" style:font-weight-asian="bold" style:font-size-complex="20pt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b8c88" style:font-style-asian="normal" style:font-style-complex="normal"/>
    </style:style>
    <style:style style:name="T3" style:family="text">
      <style:text-properties officeooo:rsid="000b8c88"/>
    </style:style>
    <style:style style:name="T4" style:family="text">
      <style:text-properties officeooo:rsid="000c8a74"/>
    </style:style>
    <style:style style:name="T5" style:family="text">
      <style:text-properties fo:color="#000000" style:font-name="FreeSans" fo:font-size="20pt" style:text-underline-style="none" fo:font-weight="bold" style:font-size-asian="20pt" style:font-weight-asian="bold" style:font-size-complex="20pt" style:font-weight-complex="bold"/>
    </style:style>
    <style:style style:name="T6" style:family="text">
      <style:text-properties fo:color="#000000" style:font-name="FreeSans" fo:font-size="20pt" style:text-underline-style="none" fo:font-weight="bold" officeooo:rsid="000d3cdb" style:font-size-asian="20pt" style:font-weight-asian="bold" style:font-size-complex="20pt" style:font-weight-complex="bold"/>
    </style:style>
    <style:style style:name="T7" style:family="text">
      <style:text-properties fo:color="#55308d" style:text-underline-style="none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0bced0"/>
    </style:style>
    <style:style style:name="T10" style:family="text">
      <style:text-properties officeooo:rsid="00091cf5"/>
    </style:style>
    <style:style style:name="T11" style:family="text">
      <style:text-properties officeooo:rsid="000e29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Автор: Полозков Сергей Сергеевич</text:p>
      <text:p text:style-name="P1"><text:a xlink:type="simple" xlink:href="https://github.com/polozkov" text:style-name="Internet_20_link" text:visited-style-name="Visited_20_Internet_20_Link"><text:span text:style-name="T7">https://github.com/polozkov</text:span></text:a></text:p>
      <text:p text:style-name="P1"><text:a xlink:type="simple" xlink:href="https://vk.com/polozkov94" text:style-name="Internet_20_link" text:visited-style-name="Visited_20_Internet_20_Link"><text:span text:style-name="T7">https://vk.com/polozkov94</text:span></text:a></text:p>
      <text:p text:style-name="P1"><text:a xlink:type="simple" xlink:href="https://t.me/polozkov94" text:style-name="Internet_20_link" text:visited-style-name="Visited_20_Internet_20_Link"><text:span text:style-name="T7">https://t.me/polozkov94</text:span></text:a></text:p>
      <text:p text:style-name="P2"/>
      <text:p text:style-name="P2">Музей Головоломок</text:p>
      <text:p text:style-name="P1"><text:a xlink:type="simple" xlink:href="http://puzzlemuseum.ru/" text:style-name="Internet_20_link" text:visited-style-name="Visited_20_Internet_20_Link"><text:span text:style-name="T7">http://puzzlemuseum.ru/</text:span></text:a></text:p>
      <text:p text:style-name="P2"><text:span text:style-name="T2">WhatsApp, телефон</text:span><text:span text:style-name="T1"> </text:span><text:span text:style-name="T8">+7 (985) 768-82-73</text:span></text:p>
      <text:p text:style-name="P4">Руководитель: Певницкий Дмитрий Львович</text:p>
      <text:p text:style-name="P4"/>
      <text:p text:style-name="P3"><text:span text:style-name="T9">Ф</text:span>естиваль журнала «Квантик», Нов<text:span text:style-name="T11">ая</text:span> школ<text:span text:style-name="T11">а:</text:span></text:p>
      <text:p text:style-name="P2">Мосфильмовская ул., 88, корпус <text:span text:style-name="T11">5, Москва</text:span></text:p>
      <text:p text:style-name="P2"><text:span text:style-name="T3">м. </text:span>Раменки, <text:span text:style-name="T3">Солнцевская (жёлтая) линия,</text:span></text:p>
      <text:p text:style-name="P10"><text:span text:style-name="T10">2021 год, 11 сентября, суббот</text:span><text:span text:style-name="T9">а</text:span></text:p>
      <text:p text:style-name="P10"/>
      <text:p text:style-name="P7">ПЯТЬ ЗАГАДОК НА ЛОГИКУ</text:p>
      <text:p text:style-name="P9"/>
      <text:p text:style-name="P6">1) Кто поднимает королеву одной рукой?</text:p>
      <text:p text:style-name="P5"/>
      <text:p text:style-name="P5"><text:span text:style-name="T4">2) Ч</text:span>то меняет цену трижды в день?</text:p>
      <text:p text:style-name="P5"/>
      <text:p text:style-name="P8"><text:span text:style-name="T4">3) </text:span>Назовите полное имя звезды,</text:p>
      <text:p text:style-name="P8">которая ближе <text:span text:style-name="T9">к вам</text:span>, чем солнце.</text:p>
      <text:p text:style-name="P5"/>
      <text:p text:style-name="P6">4)</text:p>
      <text:p text:style-name="P5">На магнитики смотри,</text:p>
      <text:p text:style-name="P5">А вся суть его внутри.</text:p>
      <text:p text:style-name="P5"/>
      <text:p text:style-name="P6">5)</text:p>
      <text:p text:style-name="P5">У него два глаза, а бывает три,</text:p>
      <text:p text:style-name="P8">А, когда он плачет, пускает пузыри. </text:p>
      <text:p text:style-name="P8"/>
      <text:p text:style-name="P11">--намёки ниже--</text:p>
      <text:p text:style-name="P13"><text:span text:style-name="T5">ЗАГАДКИ С НАМЁК</text:span><text:span text:style-name="T6">АМИ</text:span></text:p>
      <text:p text:style-name="P5"/>
      <text:p text:style-name="P5"/>
      <text:p text:style-name="P5">(1) </text:p>
      <text:p text:style-name="P5">Кто часто поднимает королеву одной рукой?</text:p>
      <text:p text:style-name="P5">(Намёк - с королевой играют)</text:p>
      <text:p text:style-name="P5"/>
      <text:p text:style-name="P5"/>
      <text:p text:style-name="P5">(2)</text:p>
      <text:p text:style-name="P5">Что меняет цену трижды в день?</text:p>
      <text:p text:style-name="P5">(Намёк - за него платят каждый месяц)</text:p>
      <text:p text:style-name="P5"/>
      <text:p text:style-name="P5"/>
      <text:p text:style-name="P8">(3)</text:p>
      <text:p text:style-name="P8">Назовите полное имя звезды,</text:p>
      <text:p text:style-name="P8">которая ближе <text:span text:style-name="T9">к вам</text:span>, чем солнце.</text:p>
      <text:p text:style-name="P5">(Намёк - звезда в другом смысле)</text:p>
      <text:p text:style-name="P5"/>
      <text:p text:style-name="P5"/>
      <text:p text:style-name="P5">(4) </text:p>
      <text:p text:style-name="P5">На магнитики смотри,</text:p>
      <text:p text:style-name="P5">А вся суть его внутри.</text:p>
      <text:p text:style-name="P5">(Намёк - это шутка, что внутренний мир важнее)</text:p>
      <text:p text:style-name="P5"/>
      <text:p text:style-name="P5"/>
      <text:p text:style-name="P5">(5)</text:p>
      <text:p text:style-name="P5">У него два глаза, а бывает три,</text:p>
      <text:p text:style-name="P5">А, когда он плачет, пускает пузыри.</text:p>
      <text:p text:style-name="P5">(Намёк - пузыри в прямом смысле)</text:p>
      <text:p text:style-name="P5"/>
      <text:p text:style-name="P5"/>
      <text:p text:style-name="P11">--ещё намёки и подсказки ниже--</text:p>
      <text:p text:style-name="P12">ЗАГАДКИ С ПОДСКАЗКАМИ</text:p>
      <text:p text:style-name="P5"/>
      <text:p text:style-name="P5">(1) </text:p>
      <text:p text:style-name="P5">Кто часто поднимает королеву одной рукой?</text:p>
      <text:p text:style-name="P5">(Намёк - с королевой играют)</text:p>
      <text:p text:style-name="P5">(Подсказка - игра из Индии)</text:p>
      <text:p text:style-name="P5"/>
      <text:p text:style-name="P5">(2)</text:p>
      <text:p text:style-name="P5">Что меняет цену трижды в день?</text:p>
      <text:p text:style-name="P5">(Намёк - за него платят каждый месяц)</text:p>
      <text:p text:style-name="P5">(Подсказка - есть в каждом современном доме)</text:p>
      <text:p text:style-name="P5"/>
      <text:p text:style-name="P8">(3)</text:p>
      <text:p text:style-name="P8">Назовите полное имя звезды,</text:p>
      <text:p text:style-name="P8">которая ближе <text:span text:style-name="T9">к вам</text:span>, чем солнце.</text:p>
      <text:p text:style-name="P5">(Намёк - звезда в другом смысле)</text:p>
      <text:p text:style-name="P5">(Подсказка - звезда живая)</text:p>
      <text:p text:style-name="P5"/>
      <text:p text:style-name="P5">(4) </text:p>
      <text:p text:style-name="P5">На магнитики смотри,</text:p>
      <text:p text:style-name="P5">А вся суть его внутри.</text:p>
      <text:p text:style-name="P5">(Намёк - это шутка, что внутренний мир важнее)</text:p>
      <text:p text:style-name="P5">(Подсказка - в хозяйстве он белый и большой)</text:p>
      <text:p text:style-name="P5"/>
      <text:p text:style-name="P5">(5)</text:p>
      <text:p text:style-name="P5">У него два глаза, а бывает три,</text:p>
      <text:p text:style-name="P5">А, когда он плачет, пускает пузыри.</text:p>
      <text:p text:style-name="P5">(Намёк - пузыри в прямом смысле)</text:p>
      <text:p text:style-name="P5">(Подсказка - из него льётся вода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0T12:22:04.342218532</meta:creation-date>
    <dc:date>2021-09-10T13:04:53.240968207</dc:date>
    <meta:editing-duration>PT23M34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3" meta:paragraph-count="68" meta:word-count="296" meta:character-count="1759" meta:non-whitespace-character-count="1528"/>
  </office:meta>
</office:document-meta>
</file>